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80" draw:fill-color="#000080" draw:textarea-horizontal-align="justify" draw:textarea-vertical-align="middle" draw:auto-grow-height="false" fo:min-height="6.1cm" fo:min-width="5.85cm"/>
    </style:style>
    <style:style style:name="gr2" style:family="graphic" style:parent-style-name="objectwithoutfill">
      <style:graphic-properties svg:stroke-width="0.203cm" draw:marker-start-width="0.503cm" draw:marker-end="Arrow" draw:marker-end-width="0.603cm" draw:fill="none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.61cm"/>
    </style:style>
    <style:style style:name="gr4" style:family="graphic" style:parent-style-name="standard">
      <style:graphic-properties svg:stroke-width="0.203cm" svg:stroke-color="#666666" draw:marker-start="Arrow" draw:marker-start-width="0.603cm" draw:marker-end="Arrow" draw:marker-end-width="0.603cm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5.73cm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32pt" fo:font-weight="bold" style:font-size-asian="32pt" style:font-weight-asian="bold" style:font-size-complex="32pt" style:font-weight-complex="bold"/>
    </style:style>
    <style:style style:name="P3" style:family="paragraph">
      <style:paragraph-properties fo:text-align="center"/>
      <style:text-properties style:font-name="Arial" fo:font-size="32pt" style:font-size-asian="32pt" style:font-size-complex="32pt"/>
    </style:style>
    <style:style style:name="P4" style:family="paragraph">
      <style:text-properties fo:color="#4c4c4c" style:font-name="Arial" fo:font-size="32pt" fo:font-weight="bold" style:font-size-asian="32pt" style:font-weight-asian="bold" style:font-size-complex="32pt" style:font-weight-complex="bold"/>
    </style:style>
    <style:style style:name="T1" style:family="text">
      <style:text-properties style:font-name="Arial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4c4c4c" style:font-name="Arial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6.35cm" svg:x="5.24cm" svg:y="1.0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6.35cm" svg:height="6.35cm" svg:x="11.64cm" svg:y="1.0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6.35cm" svg:height="6.35cm" svg:x="5.44cm" svg:y="11.1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6.35cm" svg:x="11.84cm" svg:y="11.18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581cm" svg:y1="2.386cm" svg:x2="2.651cm" svg:y2="18.78cm">
          <text:p/>
        </draw:line>
        <draw:frame draw:style-name="gr3" draw:text-style-name="P2" draw:layer="layout" svg:width="3.11cm" svg:height="1.517cm" draw:transform="rotate (1.5707963267949) translate (0.787cm 12.455cm)">
          <draw:text-box>
            <text:p><text:span text:style-name="T1">Time</text:span></text:p>
          </draw:text-box>
        </draw:frame>
        <draw:line draw:style-name="gr4" draw:text-style-name="P3" draw:layer="layout" svg:x1="7.35cm" svg:y1="8.239cm" svg:x2="16.24cm" svg:y2="8.239cm">
          <text:p/>
        </draw:line>
        <draw:frame draw:style-name="gr5" draw:text-style-name="P4" draw:layer="layout" svg:width="6.23cm" svg:height="1.517cm" svg:x="8.493cm" svg:y="8.212cm">
          <draw:text-box>
            <text:p><text:span text:style-name="T2">Gene Flow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phen Sefick</meta:initial-creator>
    <meta:creation-date>2016-11-30T15:00:42.798848298</meta:creation-date>
    <dc:date>2016-11-30T18:38:20.335792354</dc:date>
    <dc:creator>Stephen Sefick</dc:creator>
    <meta:editing-duration>PT30M45S</meta:editing-duration>
    <meta:editing-cycles>12</meta:editing-cycles>
    <meta:generator>LibreOffice/4.3.7.2$Linux_X86_64 LibreOffice_project/430$Build-2</meta:generator>
    <meta:document-statistic meta:object-count="8"/>
  </office:meta>
</office:document-meta>
</file>